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201cm" svg:y="5.8cm" presentation:class="title" presentation:user-transformed="true">
          <draw:text-box>
            <text:p>WEB基础知识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术语定义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p text:style-name="P2">服务器</text:p>
            <text:p text:style-name="P2">客户端</text:p>
            <text:p text:style-name="P2">请求</text:p>
            <text:p text:style-name="P2">URL</text:p>
            <text:p text:style-name="P2">参数</text:p>
            <text:p text:style-name="P2">方法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HTTP 基础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3T23:12:19.072406020</meta:creation-date>
    <dc:date>2016-07-13T23:48:59.314014384</dc:date>
    <meta:editing-duration>PT5M48S</meta:editing-duration>
    <meta:editing-cycles>1</meta:editing-cycles>
    <meta:document-statistic meta:object-count="32"/>
    <meta:generator>LibreOffice/5.1.4.1$Linux_X86_64 LibreOffice_project/10m0$Build-1</meta:generator>
  </office:meta>
</office:document-meta>
</file>